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4586.375025" calcext:value-type="float">
            <text:p>24586.375025</text:p>
          </table:table-cell>
          <table:table-cell table:formula="of:=[.H2]/24/365" office:value-type="float" office:value="2.80666381563927" calcext:value-type="float">
            <text:p>2.8066638156392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0/09/2022 – 12:40</text:p>
          </table:table-cell>
          <table:table-cell/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20T12:41:40.250980176</dc:date>
    <meta:editing-duration>P5DT22H31M41S</meta:editing-duration>
    <meta:editing-cycles>306</meta:editing-cycles>
    <meta:document-statistic meta:table-count="1" meta:cell-count="9811" meta:object-count="0"/>
  </office:meta>
</office:document-meta>
</file>